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den Licastro</text:p>
      <text:p text:style-name="Standard">CMPSC 370</text:p>
      <text:p text:style-name="Standard">Professor Roos</text:p>
      <text:p text:style-name="Standard">2/1/2012</text:p>
      <text:p text:style-name="Standard">Lab 1 Report</text:p>
      <text:p text:style-name="Standard"/>
      <text:p text:style-name="P2">Writeup:</text:p>
      <text:p text:style-name="P3"><text:tab/>The eight puzzle solver will examine a greater number of nodes as the depth limit increases. I tested all of my examples using a limit of 20; this made for quick enough results that you don't have to walk away from the computer before you get a result, but yet it was able to provide solutions to enough of the eight puzzles I tried to be sure it is working properly. If I leave the depth limit at something small, such as five for example, it will only find solutions for a small amount of the puzzles you throw at it. This is because it can only go a depth of 5 per branch which severely restricts the number of children generated and analyzed.</text:p>
      <text:p text:style-name="P3"><text:tab/>At first I was having trouble using the substring method to swap my underscore and the number I was shifting in the puzzle. I was getting weird results with missing and or duplicate numbers depending where on the board the blank space was located. To make life easier I decoded to make a separate method to do the string modifications, and inside that I converted over to a character array, did the swap without using any additional temporary variables and converted the array to a string to be returned and added to the childList. This may not be the most efficient method of doing this, but it enabled me to use a small amount of code that would be able to work for every case instead of having to brute force every single possible move.</text:p>
      <text:p text:style-name="Standard"/>
      <text:p text:style-name="P2">Insanely long output...</text:p>
      <text:p text:style-name="Standard"><text:span text:style-name="T3">Puzzle: </text:span><text:span text:style-name="T1">12345687_</text:span></text:p>
      <text:p text:style-name="P1">Result:</text:p>
      <text:p text:style-name="Standard"><text:span text:style-name="T2">No Solution</text:span></text:p>
      <text:p text:style-name="P5"><text:span text:style-name="T2">859 nodes examined</text:span></text:p>
      <text:p text:style-name="Standard"/>
      <text:p text:style-name="Standard"/>
      <text:p text:style-name="Standard"><text:span text:style-name="T3">Puzzle</text:span>: <text:span text:style-name="T1">1_2546378</text:span></text:p>
      <text:p text:style-name="Standard"><text:span text:style-name="T3">Result</text:span>:</text:p>
      <text:p text:style-name="P6">1_2</text:p>
      <text:p text:style-name="P6">546</text:p>
      <text:p text:style-name="P6">378</text:p>
      <text:p text:style-name="P4"/>
      <text:p text:style-name="P6">12_</text:p>
      <text:p text:style-name="P6">546</text:p>
      <text:p text:style-name="P6">378</text:p>
      <text:p text:style-name="P4"/>
      <text:p text:style-name="P6">126</text:p>
      <text:p text:style-name="P6">54_</text:p>
      <text:p text:style-name="P6">378</text:p>
      <text:p text:style-name="P4"/>
      <text:p text:style-name="P6">126</text:p>
      <text:p text:style-name="P6">5_4</text:p>
      <text:p text:style-name="P6">378</text:p>
      <text:p text:style-name="P4"/>
      <text:p text:style-name="P6">126</text:p>
      <text:p text:style-name="P6">_54</text:p>
      <text:p text:style-name="P6">378</text:p>
      <text:p text:style-name="P4"/>
      <text:p text:style-name="P6"><text:soft-page-break/>126</text:p>
      <text:p text:style-name="P6">354</text:p>
      <text:p text:style-name="P6">_78</text:p>
      <text:p text:style-name="P4"/>
      <text:p text:style-name="P6">126</text:p>
      <text:p text:style-name="P6">354</text:p>
      <text:p text:style-name="P6">7_8</text:p>
      <text:p text:style-name="P4"/>
      <text:p text:style-name="P6">126</text:p>
      <text:p text:style-name="P6">3_4</text:p>
      <text:p text:style-name="P6">758</text:p>
      <text:p text:style-name="P4"/>
      <text:p text:style-name="P6">126</text:p>
      <text:p text:style-name="P6">_34</text:p>
      <text:p text:style-name="P6">758</text:p>
      <text:p text:style-name="P4"/>
      <text:p text:style-name="P6">_26</text:p>
      <text:p text:style-name="P6">134</text:p>
      <text:p text:style-name="P6">758</text:p>
      <text:p text:style-name="P4"/>
      <text:p text:style-name="P6">2_6</text:p>
      <text:p text:style-name="P6">134</text:p>
      <text:p text:style-name="P6">758</text:p>
      <text:p text:style-name="P4"/>
      <text:p text:style-name="P6">236</text:p>
      <text:p text:style-name="P6">1_4</text:p>
      <text:p text:style-name="P6">758</text:p>
      <text:p text:style-name="P4"/>
      <text:p text:style-name="P6">236</text:p>
      <text:p text:style-name="P6">14_</text:p>
      <text:p text:style-name="P6">758</text:p>
      <text:p text:style-name="P4"/>
      <text:p text:style-name="P6">23_</text:p>
      <text:p text:style-name="P6">146</text:p>
      <text:p text:style-name="P6">758</text:p>
      <text:p text:style-name="P4"/>
      <text:p text:style-name="P6">2_3</text:p>
      <text:p text:style-name="P6">146</text:p>
      <text:p text:style-name="P6">758</text:p>
      <text:p text:style-name="P4"/>
      <text:p text:style-name="P6">_23</text:p>
      <text:p text:style-name="P6">146</text:p>
      <text:p text:style-name="P6">758</text:p>
      <text:p text:style-name="P4"/>
      <text:p text:style-name="P6">123</text:p>
      <text:p text:style-name="P6">_46</text:p>
      <text:p text:style-name="P6">758</text:p>
      <text:p text:style-name="P4"/>
      <text:p text:style-name="P6">123</text:p>
      <text:p text:style-name="P6">4_6</text:p>
      <text:p text:style-name="P6">758</text:p>
      <text:p text:style-name="P4"/>
      <text:p text:style-name="P6">123</text:p>
      <text:p text:style-name="P6">456</text:p>
      <text:p text:style-name="P6">7_8</text:p>
      <text:p text:style-name="P4"/>
      <text:p text:style-name="P6">123</text:p>
      <text:p text:style-name="P6">456</text:p>
      <text:p text:style-name="P6"><text:soft-page-break/>78_</text:p>
      <text:p text:style-name="P4"/>
      <text:p text:style-name="P5"><text:span text:style-name="T2">21978 nodes examined</text:span></text:p>
      <text:p text:style-name="Standard"/>
      <text:p text:style-name="Standard"><text:span text:style-name="T3">Puzzle</text:span>: <text:span text:style-name="T1">23_185476</text:span></text:p>
      <text:p text:style-name="Standard"><text:span text:style-name="T3">Result</text:span>:</text:p>
      <text:p text:style-name="P6">23_</text:p>
      <text:p text:style-name="P6">185</text:p>
      <text:p text:style-name="P6">476</text:p>
      <text:p text:style-name="P4"/>
      <text:p text:style-name="P6">2_3</text:p>
      <text:p text:style-name="P6">185</text:p>
      <text:p text:style-name="P6">476</text:p>
      <text:p text:style-name="P4"/>
      <text:p text:style-name="P6">_23</text:p>
      <text:p text:style-name="P6">185</text:p>
      <text:p text:style-name="P6">476</text:p>
      <text:p text:style-name="P4"/>
      <text:p text:style-name="P6">123</text:p>
      <text:p text:style-name="P6">_85</text:p>
      <text:p text:style-name="P6">476</text:p>
      <text:p text:style-name="P4"/>
      <text:p text:style-name="P6">123</text:p>
      <text:p text:style-name="P6">8_5</text:p>
      <text:p text:style-name="P6">476</text:p>
      <text:p text:style-name="P4"/>
      <text:p text:style-name="P6">123</text:p>
      <text:p text:style-name="P6">85_</text:p>
      <text:p text:style-name="P6">476</text:p>
      <text:p text:style-name="P4"/>
      <text:p text:style-name="P6">12_</text:p>
      <text:p text:style-name="P6">853</text:p>
      <text:p text:style-name="P6">476</text:p>
      <text:p text:style-name="P4"/>
      <text:p text:style-name="P6">1_2</text:p>
      <text:p text:style-name="P6">853</text:p>
      <text:p text:style-name="P6">476</text:p>
      <text:p text:style-name="P4"/>
      <text:p text:style-name="P6">152</text:p>
      <text:p text:style-name="P6">8_3</text:p>
      <text:p text:style-name="P6">476</text:p>
      <text:p text:style-name="P4"/>
      <text:p text:style-name="P6">152</text:p>
      <text:p text:style-name="P6">_83</text:p>
      <text:p text:style-name="P6">476</text:p>
      <text:p text:style-name="P4"/>
      <text:p text:style-name="P6">152</text:p>
      <text:p text:style-name="P6">483</text:p>
      <text:p text:style-name="P6">_76</text:p>
      <text:p text:style-name="P4"/>
      <text:p text:style-name="P6">152</text:p>
      <text:p text:style-name="P6">483</text:p>
      <text:p text:style-name="P6">7_6</text:p>
      <text:p text:style-name="P4"/>
      <text:p text:style-name="P6">152</text:p>
      <text:p text:style-name="P6">4_3</text:p>
      <text:p text:style-name="P6">786</text:p>
      <text:p text:style-name="P4"><text:soft-page-break/></text:p>
      <text:p text:style-name="P6">1_2</text:p>
      <text:p text:style-name="P6">453</text:p>
      <text:p text:style-name="P6">786</text:p>
      <text:p text:style-name="P4"/>
      <text:p text:style-name="P6">12_</text:p>
      <text:p text:style-name="P6">453</text:p>
      <text:p text:style-name="P6">786</text:p>
      <text:p text:style-name="P4"/>
      <text:p text:style-name="P6">123</text:p>
      <text:p text:style-name="P6">45_</text:p>
      <text:p text:style-name="P6">786</text:p>
      <text:p text:style-name="P4"/>
      <text:p text:style-name="P6">123</text:p>
      <text:p text:style-name="P6">456</text:p>
      <text:p text:style-name="P6">78_</text:p>
      <text:p text:style-name="P4"/>
      <text:p text:style-name="P5"><text:span text:style-name="T2">2687 nodes examined</text:span></text:p>
      <text:p text:style-name="Standard"/>
      <text:p text:style-name="Standard"/>
      <text:p text:style-name="Standard"/>
      <text:p text:style-name="Standard"><text:span text:style-name="T3">Puzzle</text:span>: <text:span text:style-name="T1">987_654321</text:span></text:p>
      <text:p text:style-name="Standard"><text:span text:style-name="T3">Result</text:span>: <text:span text:style-name="T2">No Solution</text:span></text:p>
      <text:p text:style-name="P5"><text:span text:style-name="T2">230753 nodes examined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2-02-01T21:40:57</meta:creation-date>
    <dc:date>2012-02-01T22:40:04</dc:date>
    <dc:creator>Braden Licastro</dc:creator>
    <meta:editing-duration>PT00H43M57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4" meta:paragraph-count="133" meta:word-count="412" meta:character-count="2007"/>
  </office:meta>
</office:document-meta>
</file>